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F0000021DF1F305CCC81858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T1" style:family="text">
      <style:text-properties officeooo:rsid="000970bf"/>
    </style:style>
    <style:style style:name="T2" style:family="text">
      <style:text-properties officeooo:rsid="000eb3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- <text:span text:style-name="T2">803</text:span>: GERAR OV <text:span text:style-name="T2">PEÇAS – CENÁRIO 04</text:span></text:p>
      <text:p text:style-name="P1"/>
      <text:p text:style-name="P1"><draw:frame draw:style-name="fr1" draw:name="Figura1" text:anchor-type="paragraph" svg:width="17cm" svg:height="8.338cm" draw:z-index="0"><draw:image xlink:href="Pictures/100000000000044F0000021DF1F305CCC818584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20T09:26:20.230000000</dc:date>
    <meta:editing-duration>PT3H15M57S</meta:editing-duration>
    <meta:editing-cycles>9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9" meta:character-count="44" meta:non-whitespace-character-count="35"/>
  </office:meta>
</office:document-meta>
</file>